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375" officeooo:paragraph-rsid="00139375"/>
    </style:style>
    <style:style style:name="P2" style:family="paragraph" style:parent-style-name="Standard">
      <style:text-properties officeooo:rsid="00154703" officeooo:paragraph-rsid="00154703"/>
    </style:style>
    <style:style style:name="P3" style:family="paragraph" style:parent-style-name="Standard" style:list-style-name="L1">
      <style:text-properties officeooo:paragraph-rsid="00139375"/>
    </style:style>
    <style:style style:name="P4" style:family="paragraph" style:parent-style-name="Standard" style:list-style-name="L1">
      <style:text-properties officeooo:rsid="00139375" officeooo:paragraph-rsid="00139375"/>
    </style:style>
    <style:style style:name="P5" style:family="paragraph" style:parent-style-name="Standard" style:list-style-name="L2">
      <style:text-properties officeooo:rsid="00139375" officeooo:paragraph-rsid="00139375"/>
    </style:style>
    <style:style style:name="P6" style:family="paragraph" style:parent-style-name="Standard" style:list-style-name="L1">
      <style:text-properties officeooo:rsid="0017546f" officeooo:paragraph-rsid="0017546f"/>
    </style:style>
    <style:style style:name="P7" style:family="paragraph" style:parent-style-name="Standard" style:list-style-name="L1">
      <style:text-properties officeooo:rsid="00154703" officeooo:paragraph-rsid="00154703"/>
    </style:style>
    <style:style style:name="P8" style:family="paragraph" style:parent-style-name="Standard" style:list-style-name="L1">
      <style:text-properties officeooo:rsid="0014167d" officeooo:paragraph-rsid="0014167d"/>
    </style:style>
    <style:style style:name="P9" style:family="paragraph" style:parent-style-name="Standard" style:list-style-name="L1">
      <style:text-properties officeooo:rsid="0016aae7" officeooo:paragraph-rsid="0016aae7"/>
    </style:style>
    <style:style style:name="T1" style:family="text">
      <style:text-properties officeooo:rsid="00154703"/>
    </style:style>
    <style:style style:name="T2" style:family="text">
      <style:text-properties officeooo:rsid="0018e1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Conf Australia (LCA) presentation outline</text:p>
      <text:p text:style-name="P1"/>
      <text:list xml:id="list1277641547922286691" text:style-name="L1">
        <text:list-header>
          <text:p text:style-name="P3"/>
        </text:list-header>
        <text:list-item>
          <text:p text:style-name="P4">Who am I?</text:p>
          <text:list>
            <text:list-item>
              <text:p text:style-name="P4">Amateur Radio Operator</text:p>
            </text:list-item>
            <text:list-item>
              <text:p text:style-name="P6">Hardware/Software/Embedded Engineer</text:p>
            </text:list-item>
            <text:list-item>
              <text:p text:style-name="P4">Linux kernel engineer</text:p>
            </text:list-item>
            <text:list-item>
              <text:p text:style-name="P4">Now working for Heroku, part of Salesforce</text:p>
            </text:list-item>
          </text:list>
        </text:list-item>
        <text:list-item>
          <text:p text:style-name="P4">Overview</text:p>
          <text:list>
            <text:list-item>
              <text:p text:style-name="P7">What is AMSAT?</text:p>
              <text:list>
                <text:list-item>
                  <text:p text:style-name="P7">About AMSAT U.S.</text:p>
                </text:list-item>
              </text:list>
            </text:list-item>
            <text:list-item>
              <text:p text:style-name="P4">- A geos<text:span text:style-name="T2">y</text:span>cnchronous amateur radio satellite</text:p>
              <text:list>
                <text:list-item>
                  <text:p text:style-name="P7">Uses ham bands, so a license is required to use it</text:p>
                </text:list-item>
              </text:list>
            </text:list-item>
            <text:list-item>
              <text:p text:style-name="P4">AMSAT nomenclature (phase 4)</text:p>
            </text:list-item>
            <text:list-item>
              <text:p text:style-name="P4">Geosynchronous not geostationary</text:p>
              <text:list>
                <text:list-item>
                  <text:p text:style-name="P7">It will move around a bit</text:p>
                </text:list-item>
              </text:list>
            </text:list-item>
            <text:list-item>
              <text:p text:style-name="P8">Many channels of voice/data</text:p>
              <text:list>
                <text:list-item>
                  <text:p text:style-name="P8">EMCOMM use</text:p>
                  <text:list>
                    <text:list-item>
                      <text:p text:style-name="P8">FEMA on board, committed to buy commercial ground stations</text:p>
                    </text:list-item>
                    <text:list-item>
                      <text:p text:style-name="P8">Goal - man-packable ground station under $1K USD</text:p>
                    </text:list-item>
                  </text:list>
                </text:list-item>
              </text:list>
            </text:list-item>
            <text:list-item>
              <text:p text:style-name="P8">Launch schedule?</text:p>
            </text:list-item>
            <text:list-item>
              <text:p text:style-name="P4">Flight side and ground side development are separate</text:p>
              <text:list>
                <text:list-item>
                  <text:p text:style-name="P4">flight side has restrictions due to our host and opsec concerns</text:p>
                </text:list-item>
                <text:list-item>
                  <text:p text:style-name="P4">ground side is a completely open project</text:p>
                </text:list-item>
                <text:list-item>
                  <text:p text:style-name="P4">I'm only going to talk about the ground side</text:p>
                </text:list-item>
              </text:list>
            </text:list-item>
            <text:list-item>
              <text:p text:style-name="P4">Why should I care, since the satellite will only be seen from North America?</text:p>
              <text:list>
                <text:list-item>
                  <text:p text:style-name="P4">Because more satellites may follow</text:p>
                </text:list-item>
                <text:list-item>
                  <text:p text:style-name="P4">Because of the terrestrial applications for the ground station</text:p>
                </text:list-item>
              </text:list>
            </text:list-item>
          </text:list>
        </text:list-item>
        <text:list-item>
          <text:p text:style-name="P4">Project structure</text:p>
          <text:list>
            <text:list-item>
              <text:p text:style-name="P4">Team Lead - Michelle Thompson w5nyv</text:p>
            </text:list-item>
            <text:list-item>
              <text:p text:style-name="P4">(fill in list of leads here)</text:p>
            </text:list-item>
            <text:list-item>
              <text:p text:style-name="P8">Most of the project is still in research phase</text:p>
            </text:list-item>
          </text:list>
        </text:list-item>
        <text:list-item>
          <text:p text:style-name="P4">Stack overview</text:p>
          <text:list>
            <text:list-item>
              <text:p text:style-name="P8">Frequencies: “Nickel and Dime”</text:p>
              <text:list>
                <text:list-item>
                  <text:p text:style-name="P7">5 GHz and 10 GHz</text:p>
                </text:list-item>
              </text:list>
            </text:list-item>
            <text:list-item>
              <text:p text:style-name="P4">100% digital modulation, no analog/fm transponders</text:p>
            </text:list-item>
            <text:list-item>
              <text:p text:style-name="P4">SDR in spaaaace</text:p>
            </text:list-item>
            <text:list-item>
              <text:p text:style-name="P4">DVB-S /DVB-T</text:p>
              <text:list>
                <text:list-item>
                  <text:p text:style-name="P4">Established standard</text:p>
                </text:list-item>
                <text:list-item>
                  <text:p text:style-name="P4">Why -S and -T</text:p>
                  <text:list>
                    <text:list-item>
                      <text:p text:style-name="P4">multipath and other considerations</text:p>
                    </text:list-item>
                  </text:list>
                </text:list-item>
                <text:list-item>
                  <text:p text:style-name="P4">Can be implemented in FPGA or off-the-shelf custom ICs</text:p>
                </text:list-item>
              </text:list>
            </text:list-item>
            <text:list-item>
              <text:p text:style-name="P8">Channelization</text:p>
              <text:list>
                <text:list-item>
                  <text:p text:style-name="P8">FPGA?</text:p>
                </text:list-item>
                <text:list-item>
                  <text:p text:style-name="P9">Number and width of channels?</text:p>
                </text:list-item>
                <text:list-item>
                  <text:p text:style-name="P9">Channel assignment details?</text:p>
                </text:list-item>
                <text:list-item>
                  <text:p text:style-name="P8">in very early stages of R&amp;D</text:p>
                </text:list-item>
              </text:list>
            </text:list-item>
            <text:list-item>
              <text:p text:style-name="P8">Ground station Digital design</text:p>
              <text:list>
                <text:list-item>
                  <text:p text:style-name="P8">Leaning toward ARM processor, FPGA, plus DVB-S/T dedicated chip</text:p>
                </text:list-item>
                <text:list-item>
                  <text:p text:style-name="P8"><text:soft-page-break/>Linux O.S. on the ground stations</text:p>
                </text:list-item>
                <text:list-item>
                  <text:p text:style-name="P8">Allows network connectivity, digital gateways, contact logging, and more</text:p>
                </text:list-item>
              </text:list>
            </text:list-item>
            <text:list-item>
              <text:p text:style-name="P8">Ground Station RF design</text:p>
              <text:list>
                <text:list-item>
                  <text:p text:style-name="P8">One or two small dishes</text:p>
                  <text:list>
                    <text:list-item>
                      <text:p text:style-name="P8">W1GHZ dual-band feedhorn</text:p>
                    </text:list-item>
                    <text:list-item>
                      <text:p text:style-name="P8">RF amps and transverters TBD</text:p>
                    </text:list-item>
                  </text:list>
                </text:list-item>
                <text:list-item>
                  <text:p text:style-name="P7">Commercial product</text:p>
                </text:list-item>
              </text:list>
            </text:list-item>
            <text:list-item>
              <text:p text:style-name="P8">Ancil<text:span text:style-name="T1">l</text:span>ary components</text:p>
              <text:list>
                <text:list-item>
                  <text:p text:style-name="P8">C<text:span text:style-name="T1">o</text:span>ntact logging and visualization</text:p>
                </text:list-item>
                <text:list-item>
                  <text:p text:style-name="P8">User Identification/Authentication</text:p>
                  <text:list>
                    <text:list-item>
                      <text:p text:style-name="P8">LOTW type system?</text:p>
                    </text:list-item>
                    <text:list-item>
                      <text:p text:style-name="P8">FCC/FEMA reserves right to allocate channels for EMCOMM only and by authorized us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Current Development Focus Areas</text:p>
          <text:list>
            <text:list-item>
              <text:p text:style-name="P7">Link budget and testing</text:p>
              <text:list>
                <text:list-item>
                  <text:p text:style-name="P7">Mostly done (details needed)</text:p>
                </text:list-item>
              </text:list>
            </text:list-item>
            <text:list-item>
              <text:p text:style-name="P7">DVB-S/T data 'insertion'</text:p>
              <text:list>
                <text:list-item>
                  <text:p text:style-name="P7">Need details</text:p>
                </text:list-item>
              </text:list>
            </text:list-item>
            <text:list-item>
              <text:p text:style-name="P7">FPGA filters for channelization</text:p>
              <text:list>
                <text:list-item>
                  <text:p text:style-name="P7">using a variety of platforms</text:p>
                  <text:list>
                    <text:list-item>
                      <text:p text:style-name="P7">Red Pitaya</text:p>
                    </text:list-item>
                    <text:list-item>
                      <text:p text:style-name="P7">GnuRadio</text:p>
                    </text:list-item>
                    <text:list-item>
                      <text:p text:style-name="P7">???</text:p>
                    </text:list-item>
                  </text:list>
                </text:list-item>
              </text:list>
            </text:list-item>
            <text:list-item>
              <text:p text:style-name="P7">Contact Visualization app</text:p>
              <text:list>
                <text:list-item>
                  <text:p text:style-name="P7">Skeleton is done</text:p>
                </text:list-item>
                <text:list-item>
                  <text:p text:style-name="P7">Ruby/Rails app</text:p>
                </text:list-item>
              </text:list>
            </text:list-item>
            <text:list-item>
              <text:p text:style-name="P7">Feed Horn Design (W2GHZ)</text:p>
            </text:list-item>
            <text:list-item>
              <text:p text:style-name="P7">Other RF things?</text:p>
            </text:list-item>
          </text:list>
        </text:list-item>
        <text:list-item>
          <text:p text:style-name="P7">How can I contribute?</text:p>
          <text:list>
            <text:list-item>
              <text:p text:style-name="P7">Areas of interest needed</text:p>
              <text:list>
                <text:list-item>
                  <text:p text:style-name="P7">FPGA design</text:p>
                </text:list-item>
                <text:list-item>
                  <text:p text:style-name="P7">Ruby App developers</text:p>
                </text:list-item>
                <text:list-item>
                  <text:p text:style-name="P7">Linux Kernel - device drivers\</text:p>
                </text:list-item>
                <text:list-item>
                  <text:p text:style-name="P7">???</text:p>
                </text:list-item>
              </text:list>
            </text:list-item>
            <text:list-item>
              <text:p text:style-name="P7">Where is the team?</text:p>
              <text:list>
                <text:list-item>
                  <text:p text:style-name="P7">Slack</text:p>
                </text:list-item>
                <text:list-item>
                  <text:p text:style-name="P7">github</text:p>
                </text:list-item>
                <text:list-item>
                  <text:p text:style-name="P7">mailing list</text:p>
                </text:list-item>
              </text:list>
            </text:list-item>
            <text:list-item>
              <text:p text:style-name="P7">Introduce yourself, and be persistent</text:p>
              <text:list>
                <text:list-item>
                  <text:p text:style-name="P7">If you want to learn, you can follow along</text:p>
                </text:list-item>
              </text:list>
            </text:list-item>
          </text:list>
        </text:list-item>
      </text:list>
      <text:p text:style-name="P2"/>
      <text:p text:style-name="P1"><text:tab/></text:p>
      <text:p text:style-name="P1"><text:tab/><text:tab/></text:p>
      <text:list xml:id="list3710823790964134854" text:style-name="L2">
        <text:list-item>
          <text:list>
            <text:list-header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0:42:30.733795261</meta:creation-date>
    <meta:generator>LibreOffice/4.2.8.2$Linux_X86_64 LibreOffice_project/420m0$Build-2</meta:generator>
    <dc:date>2016-12-28T12:51:09.721314221</dc:date>
    <meta:editing-duration>PT2M5S</meta:editing-duration>
    <meta:editing-cycles>3</meta:editing-cycles>
    <meta:document-statistic meta:table-count="0" meta:image-count="0" meta:object-count="0" meta:page-count="2" meta:paragraph-count="88" meta:word-count="470" meta:character-count="2603" meta:non-whitespace-character-count="2301"/>
  </office:meta>
</office:document-meta>
</file>